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2.371cm" fo:min-width="0cm"/>
    </style:style>
    <style:style style:name="gr2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897cm" fo:min-width="0cm"/>
    </style:style>
    <style:style style:name="gr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949cm" fo:min-width="0cm"/>
    </style:style>
    <style:style style:name="gr4" style:family="graphic" style:parent-style-name="objectwithoutfill">
      <style:graphic-properties draw:marker-end="Arrow" draw:marker-end-width="0.3cm" draw:fill="solid" draw:fill-color="#eeeeee" draw:textarea-horizontal-align="center" draw:textarea-vertical-align="middle"/>
    </style:style>
    <style:style style:name="gr5" style:family="graphic" style:parent-style-name="objectwithoutfill">
      <style:graphic-properties draw:fill="solid" draw:fill-color="#eeeee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465cm" fo:min-width="6.631cm"/>
    </style:style>
    <style:style style:name="gr7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475cm" fo:min-width="3.211cm"/>
    </style:style>
    <style:style style:name="gr8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423cm" fo:min-width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475cm" fo:min-width="4.993cm"/>
    </style:style>
    <style:style style:name="gr13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8pt"/>
    </style:style>
    <style:style style:name="P7" style:family="paragraph">
      <style:paragraph-properties fo:text-align="start"/>
      <style:text-properties fo:font-size="8pt"/>
    </style:style>
    <style:style style:name="P8" style:family="paragraph">
      <style:text-properties fo:font-size="10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913cm" svg:height="2.621cm" svg:x="9.087cm" svg:y="4.379cm">
          <draw:text-box>
            <text:p text:style-name="P1"><text:span text:style-name="T1">User given statistics relating to the first Pokemon in their list</text:span></text:p>
            <text:p text:style-name="P1"><text:span text:style-name="T1">Height</text:span></text:p>
            <text:p text:style-name="P1"><text:span text:style-name="T1">Weight</text:span></text:p>
            <text:p text:style-name="P1"><text:span text:style-name="T1">(Type)</text:span></text:p>
          </draw:text-box>
        </draw:frame>
        <draw:frame draw:style-name="gr2" draw:text-style-name="P2" draw:layer="layout" svg:width="4.376cm" svg:height="2.147cm" svg:x="1.124cm" svg:y="1cm">
          <draw:text-box>
            <text:p text:style-name="P1"><text:span text:style-name="T1">User chooses size of pack to play with (must be even, default 10) </text:span></text:p>
          </draw:text-box>
        </draw:frame>
        <draw:frame draw:style-name="gr1" draw:text-style-name="P2" draw:layer="layout" svg:width="5cm" svg:height="2.621cm" svg:x="6.5cm" svg:y="1cm">
          <draw:text-box>
            <text:p text:style-name="P1"><text:span text:style-name="T1">User and computer assigned random Kanto-region Pokemon (ID 1-151) in a random order</text:span></text:p>
          </draw:text-box>
        </draw:frame>
        <draw:frame draw:style-name="gr3" draw:text-style-name="P2" draw:layer="layout" svg:width="10.524cm" svg:height="1.199cm" svg:x="10cm" svg:y="10.801cm">
          <draw:text-box>
            <text:p text:style-name="P1"><text:span text:style-name="T1">The chosen statistic is compared with the equivalent statistic of the computer's first Pokemon</text:span></text:p>
          </draw:text-box>
        </draw:frame>
        <draw:frame draw:style-name="gr3" draw:text-style-name="P2" draw:layer="layout" svg:width="6.5cm" svg:height="1.199cm" svg:x="17.5cm" svg:y="18.5cm">
          <draw:text-box>
            <text:p text:style-name="P1"><text:span text:style-name="T1">If the User list is now empty, Computer wins!</text:span></text:p>
          </draw:text-box>
        </draw:frame>
        <draw:frame draw:style-name="gr3" draw:text-style-name="P2" draw:layer="layout" svg:width="5.945cm" svg:height="1.199cm" svg:x="9.555cm" svg:y="18.5cm">
          <draw:text-box>
            <text:p text:style-name="P1"><text:span text:style-name="T1">If the Computer list is now empty, User wins!</text:span></text:p>
          </draw:text-box>
        </draw:frame>
        <draw:line draw:style-name="gr4" draw:text-style-name="P1" draw:layer="layout" svg:x1="5.5cm" svg:y1="2cm" svg:x2="6.5cm" svg:y2="2cm">
          <text:p/>
        </draw:line>
        <draw:line draw:style-name="gr4" draw:text-style-name="P1" draw:layer="layout" svg:x1="13cm" svg:y1="2cm" svg:x2="13cm" svg:y2="4.5cm">
          <text:p/>
        </draw:line>
        <draw:line draw:style-name="gr5" draw:text-style-name="P1" draw:layer="layout" svg:x1="11.5cm" svg:y1="2cm" svg:x2="13cm" svg:y2="2cm">
          <text:p/>
        </draw:line>
        <draw:line draw:style-name="gr4" draw:text-style-name="P1" draw:layer="layout" svg:x1="12.5cm" svg:y1="7cm" svg:x2="12.5cm" svg:y2="8.5cm">
          <text:p/>
        </draw:line>
        <draw:line draw:style-name="gr4" draw:text-style-name="P1" draw:layer="layout" svg:x1="12.5cm" svg:y1="9.5cm" svg:x2="12.5cm" svg:y2="11cm">
          <text:p/>
        </draw:line>
        <draw:line draw:style-name="gr4" draw:text-style-name="P1" draw:layer="layout" svg:x1="13cm" svg:y1="12cm" svg:x2="10cm" svg:y2="13cm">
          <text:p/>
        </draw:line>
        <draw:line draw:style-name="gr4" draw:text-style-name="P1" draw:layer="layout" svg:x1="15.5cm" svg:y1="12cm" svg:x2="18.5cm" svg:y2="13cm">
          <text:p/>
        </draw:line>
        <draw:line draw:style-name="gr4" draw:text-style-name="P1" draw:layer="layout" svg:x1="14cm" svg:y1="13.5cm" svg:x2="14cm" svg:y2="14.5cm">
          <text:p/>
        </draw:line>
        <draw:line draw:style-name="gr4" draw:text-style-name="P1" draw:layer="layout" svg:x1="20.5cm" svg:y1="13.5cm" svg:x2="20.5cm" svg:y2="14.5cm">
          <text:p/>
        </draw:line>
        <draw:line draw:style-name="gr4" draw:text-style-name="P1" draw:layer="layout" svg:x1="12.555cm" svg:y1="16cm" svg:x2="12.5cm" svg:y2="18.5cm">
          <text:p/>
        </draw:line>
        <draw:line draw:style-name="gr4" draw:text-style-name="P1" draw:layer="layout" svg:x1="20.5cm" svg:y1="16.2cm" svg:x2="20.5cm" svg:y2="18.5cm">
          <text:p/>
        </draw:line>
        <draw:line draw:style-name="gr5" draw:text-style-name="P1" draw:layer="layout" svg:x1="9cm" svg:y1="15.5cm" svg:x2="1.5cm" svg:y2="15.5cm">
          <text:p/>
        </draw:line>
        <draw:line draw:style-name="gr5" draw:text-style-name="P1" draw:layer="layout" svg:x1="1.5cm" svg:y1="6cm" svg:x2="1.5cm" svg:y2="15.5cm">
          <text:p/>
        </draw:line>
        <draw:line draw:style-name="gr4" draw:text-style-name="P1" draw:layer="layout" svg:x1="1.5cm" svg:y1="6cm" svg:x2="9cm" svg:y2="6cm">
          <text:p/>
        </draw:line>
        <draw:frame draw:style-name="gr6" draw:text-style-name="P3" draw:layer="layout" svg:width="7.131cm" svg:height="1.715cm" svg:x="18.5cm" svg:y="1.5cm">
          <draw:text-box>
            <text:p text:style-name="P1"><text:span text:style-name="T2">Pokemon Top Trumps</text:span></text:p>
            <text:p text:style-name="P1"><text:span text:style-name="T2">User Flow Chart V1</text:span></text:p>
          </draw:text-box>
        </draw:frame>
        <draw:frame draw:style-name="gr7" draw:text-style-name="P2" draw:layer="layout" svg:width="3.711cm" svg:height="0.725cm" svg:x="18.5cm" svg:y="13cm">
          <draw:text-box>
            <text:p text:style-name="P1"><text:span text:style-name="T1">User loses round</text:span></text:p>
          </draw:text-box>
        </draw:frame>
        <draw:frame draw:style-name="gr8" draw:text-style-name="P2" draw:layer="layout" svg:width="4cm" svg:height="0.725cm" svg:x="12cm" svg:y="13cm">
          <draw:text-box>
            <text:p text:style-name="P1"><text:span text:style-name="T1">User wins round</text:span></text:p>
          </draw:text-box>
        </draw:frame>
        <draw:frame draw:style-name="gr9" draw:text-style-name="P2" draw:layer="layout" svg:width="7.5cm" svg:height="1.673cm" svg:x="9cm" svg:y="14.5cm">
          <draw:text-box>
            <text:p text:style-name="P1"><text:span text:style-name="T1">Pokemon is added to the end of the user Pokemon list and removed from the computer's Pokemon list </text:span></text:p>
          </draw:text-box>
        </draw:frame>
        <draw:line draw:style-name="gr10" draw:text-style-name="P1" draw:layer="layout" svg:x1="22cm" svg:y1="15.5cm" svg:x2="25.5cm" svg:y2="15.5cm">
          <text:p/>
        </draw:line>
        <draw:line draw:style-name="gr10" draw:text-style-name="P1" draw:layer="layout" svg:x1="25.5cm" svg:y1="9cm" svg:x2="25.5cm" svg:y2="15.5cm">
          <text:p/>
        </draw:line>
        <draw:line draw:style-name="gr11" draw:text-style-name="P1" draw:layer="layout" svg:x1="25.5cm" svg:y1="9cm" svg:x2="22cm" svg:y2="9cm">
          <text:p/>
        </draw:line>
        <draw:line draw:style-name="gr11" draw:text-style-name="P1" draw:layer="layout" svg:x1="17.5cm" svg:y1="9.5cm" svg:x2="17.5cm" svg:y2="11cm">
          <text:p/>
        </draw:line>
        <draw:frame draw:style-name="gr3" draw:text-style-name="P2" draw:layer="layout" svg:width="4.5cm" svg:height="1.199cm" svg:x="10cm" svg:y="8.5cm">
          <draw:text-box>
            <text:p text:style-name="P1"><text:span text:style-name="T1">User chooses which statistic to play</text:span></text:p>
          </draw:text-box>
        </draw:frame>
        <draw:frame draw:style-name="gr3" draw:text-style-name="P2" draw:layer="layout" svg:width="6.5cm" svg:height="1.199cm" svg:x="15.5cm" svg:y="8.5cm">
          <draw:text-box>
            <text:p text:style-name="P1"><text:span text:style-name="T1">Computer randomly selects which statistic to play</text:span></text:p>
          </draw:text-box>
        </draw:frame>
        <draw:frame draw:style-name="gr12" draw:text-style-name="P4" draw:layer="layout" svg:width="5.493cm" svg:height="0.725cm" svg:x="5.507cm" svg:y="13cm">
          <draw:text-box>
            <text:p><text:span text:style-name="T3">User draws with Computer</text:span></text:p>
          </draw:text-box>
        </draw:frame>
        <draw:frame draw:style-name="gr9" draw:text-style-name="P2" draw:layer="layout" svg:width="7.5cm" svg:height="1.673cm" svg:x="17cm" svg:y="14.5cm">
          <draw:text-box>
            <text:p text:style-name="P1"><text:span text:style-name="T1">Pokemon is removed from the end of the user Pokemon list and added to the computer's Pokemon list </text:span></text:p>
          </draw:text-box>
        </draw:frame>
        <draw:line draw:style-name="gr11" draw:text-style-name="P1" draw:layer="layout" svg:x1="14cm" svg:y1="12cm" svg:x2="14cm" svg:y2="13cm">
          <text:p/>
        </draw:line>
        <draw:frame draw:style-name="gr9" draw:text-style-name="P4" draw:layer="layout" svg:width="4.532cm" svg:height="1.673cm" svg:x="2.968cm" svg:y="7.5cm">
          <draw:text-box>
            <text:p><text:span text:style-name="T3">Next round belongs to whoever won the previous round</text:span></text:p>
          </draw:text-box>
        </draw:frame>
        <draw:line draw:style-name="gr13" draw:text-style-name="P1" draw:layer="layout" svg:x1="7.5cm" svg:y1="9cm" svg:x2="10cm" svg:y2="9cm">
          <text:p/>
        </draw:line>
        <draw:line draw:style-name="gr10" draw:text-style-name="P1" draw:layer="layout" svg:x1="7.5cm" svg:y1="7.6cm" svg:x2="18.5cm" svg:y2="7.6cm">
          <text:p/>
        </draw:line>
        <draw:line draw:style-name="gr11" draw:text-style-name="P1" draw:layer="layout" svg:x1="18.5cm" svg:y1="7.6cm" svg:x2="18.5cm" svg:y2="8.6cm">
          <text:p/>
        </draw:line>
        <draw:line draw:style-name="gr11" draw:text-style-name="P1" draw:layer="layout" svg:x1="6cm" svg:y1="13cm" svg:x2="6cm" svg:y2="9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4" draw:text-style-name="P1" draw:layer="layout" svg:x1="15cm" svg:y1="11.6cm" svg:x2="11.8cm" svg:y2="13.2cm">
          <text:p/>
        </draw:line>
        <draw:line draw:style-name="gr4" draw:text-style-name="P1" draw:layer="layout" svg:x1="18.2cm" svg:y1="11.8cm" svg:x2="21.2cm" svg:y2="13.2cm">
          <text:p/>
        </draw:line>
        <draw:line draw:style-name="gr4" draw:text-style-name="P1" draw:layer="layout" svg:x1="9.855cm" svg:y1="15.6cm" svg:x2="9.855cm" svg:y2="16.8cm">
          <text:p/>
        </draw:line>
        <draw:line draw:style-name="gr4" draw:text-style-name="P1" draw:layer="layout" svg:x1="22.7cm" svg:y1="15.6cm" svg:x2="22.7cm" svg:y2="16.8cm">
          <text:p/>
        </draw:line>
        <draw:line draw:style-name="gr5" draw:text-style-name="P1" draw:layer="layout" svg:x1="6.5cm" svg:y1="17.5cm" svg:x2="5.9cm" svg:y2="17.5cm">
          <text:p/>
        </draw:line>
        <draw:line draw:style-name="gr5" draw:text-style-name="P5" draw:layer="layout" svg:x1="5.9cm" svg:y1="4cm" svg:x2="5.9cm" svg:y2="17.5cm">
          <text:p/>
        </draw:line>
        <draw:frame draw:style-name="gr6" draw:text-style-name="P3" draw:layer="layout" svg:width="7.131cm" svg:height="1.715cm" svg:x="18.5cm" svg:y="1cm">
          <draw:text-box>
            <text:p text:style-name="P1"><text:span text:style-name="T2">Pokemon Top Trumps</text:span></text:p>
            <text:p text:style-name="P1"><text:span text:style-name="T2">User Flow Chart V2</text:span></text:p>
          </draw:text-box>
        </draw:frame>
        <draw:custom-shape draw:style-name="gr15" draw:text-style-name="P5" draw:layer="layout" svg:width="1.8cm" svg:height="0.9cm" svg:x="1.8cm" svg:y="1cm">
          <text:p text:style-name="P5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5cm" svg:height="1cm" svg:x="4.7cm" svg:y="1cm">
          <text:p text:style-name="P5">Choose size of p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8.4cm" svg:height="1.5cm" svg:x="9.4cm" svg:y="0.8cm">
          <text:p text:style-name="P5">Generate random list of Pokemon of chosen size,</text:p>
          <text:p text:style-name="P5">Assign half to User, half to Computer 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5cm" svg:height="2cm" svg:x="9.5cm" svg:y="5.2cm">
          <text:p text:style-name="P5">User given statistics relating to the first Pokemon in their list</text:p>
          <text:p text:style-name="P5">Height</text:p>
          <text:p text:style-name="P5">Weight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4cm" svg:height="1.4cm" svg:x="10.6cm" svg:y="8cm">
          <text:p text:style-name="P5">User chooses which statistic to 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5.8cm" svg:height="1.2cm" svg:x="18.2cm" svg:y="8cm">
          <text:p text:style-name="P5">Computer randomly selects which statistic to 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2cm" svg:height="1cm" svg:x="11cm" svg:y="3.4cm">
          <text:p text:style-name="P5">User's 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2cm" svg:height="1cm" svg:x="19.2cm" svg:y="3.4cm">
          <text:p text:style-name="P5">Computer's tu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6.4cm" svg:height="2.4cm" svg:x="13.6cm" svg:y="9.8cm">
          <text:p text:style-name="P6">Chosen statistic values for both Pokemon are compa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draw:layer="layout" svg:width="5.8cm" svg:height="2.4cm" svg:x="7cm" svg:y="13.2cm">
          <text:list text:style-name="L1">
            <text:list-item>
              <text:p text:style-name="P7">Add Computer Pokemon to User Pokemon list</text:p>
            </text:list-item>
            <text:list-item>
              <text:p text:style-name="P7">Add Draw list Pokemon to User Pokemon list</text:p>
            </text:list-item>
            <text:list-item>
              <text:p text:style-name="P7">Remove Computer Pokemon from Computer Pokemon list 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.6cm" svg:x="18.4cm" svg:y="5.4cm">
          <text:p text:style-name="P5">First Pokemon in Computer's list is retrieved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8cm" svg:height="1.4cm" svg:x="19.8cm" svg:y="16.9cm">
          <text:p text:style-name="P6">Is User list emp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draw:layer="layout" svg:width="6.6cm" svg:height="1.3cm" svg:x="6.4cm" svg:y="16.8cm">
          <text:p text:style-name="P6">Is Computer list emp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draw:layer="layout" svg:width="5.8cm" svg:height="2.4cm" svg:x="19.8cm" svg:y="13.2cm">
          <text:list text:style-name="L1">
            <text:list-item>
              <text:p text:style-name="P7">Add User Pokemon to Computer Pokemon list</text:p>
            </text:list-item>
            <text:list-item>
              <text:p text:style-name="P7">Add Draw pile Pokemon to Computer Pokemon list</text:p>
            </text:list-item>
            <text:list-item>
              <text:p text:style-name="P7">Remove User Pokemon from User Pokemon list 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3.4cm" svg:height="1.029cm" svg:x="19.2cm" svg:y="11.971cm">
          <draw:text-box>
            <text:p text:style-name="P5">Computer wins</text:p>
          </draw:text-box>
        </draw:frame>
        <draw:custom-shape draw:style-name="gr15" draw:text-style-name="P5" draw:layer="layout" svg:width="3cm" svg:height="0.9cm" svg:x="21.2cm" svg:y="19.1cm">
          <text:p text:style-name="P5">Computer wins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1.04cm" svg:height="0.64cm" svg:x="22.96cm" svg:y="18.4cm">
          <draw:text-box>
            <text:p text:style-name="P8">yes</text:p>
          </draw:text-box>
        </draw:frame>
        <draw:line draw:style-name="gr10" draw:text-style-name="P1" draw:layer="layout" svg:x1="25.6cm" svg:y1="17.6cm" svg:x2="26cm" svg:y2="17.6cm">
          <text:p/>
        </draw:line>
        <draw:line draw:style-name="gr10" draw:text-style-name="P1" draw:layer="layout" svg:x1="26cm" svg:y1="17.6cm" svg:x2="26cm" svg:y2="4cm">
          <text:p/>
        </draw:line>
        <draw:line draw:style-name="gr11" draw:text-style-name="P1" draw:layer="layout" svg:x1="26cm" svg:y1="4cm" svg:x2="22.4cm" svg:y2="4cm">
          <text:p/>
        </draw:line>
        <draw:frame draw:style-name="gr19" draw:text-style-name="P8" draw:layer="layout" svg:width="0.891cm" svg:height="0.64cm" svg:x="26.309cm" svg:y="15.96cm">
          <draw:text-box>
            <text:p text:style-name="P8">no</text:p>
          </draw:text-box>
        </draw:frame>
        <draw:line draw:style-name="gr11" draw:text-style-name="P1" draw:layer="layout" svg:x1="22.7cm" svg:y1="18.3cm" svg:x2="22.7cm" svg:y2="19.1cm">
          <text:p/>
        </draw:line>
        <draw:frame draw:style-name="gr20" draw:text-style-name="P8" draw:layer="layout" svg:width="2.6cm" svg:height="0.64cm" svg:x="11.2cm" svg:y="11.8cm">
          <draw:text-box>
            <text:p text:style-name="P5">User wins</text:p>
          </draw:text-box>
        </draw:frame>
        <draw:custom-shape draw:style-name="gr15" draw:text-style-name="P5" draw:layer="layout" svg:width="3cm" svg:height="0.9cm" svg:x="8.4cm" svg:y="19cm">
          <text:p text:style-name="P5">User wins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9.8cm" svg:y1="18.2cm" svg:x2="9.8cm" svg:y2="19cm">
          <text:p/>
        </draw:line>
        <draw:frame draw:style-name="gr18" draw:text-style-name="P8" draw:layer="layout" svg:width="1.04cm" svg:height="0.64cm" svg:x="9.96cm" svg:y="18.2cm">
          <draw:text-box>
            <text:p text:style-name="P8">yes</text:p>
          </draw:text-box>
        </draw:frame>
        <draw:line draw:style-name="gr11" draw:text-style-name="P1" draw:layer="layout" svg:x1="5.9cm" svg:y1="4cm" svg:x2="11cm" svg:y2="4cm">
          <text:p/>
        </draw:line>
        <draw:line draw:style-name="gr11" draw:text-style-name="P1" draw:layer="layout" svg:x1="12.6cm" svg:y1="4.4cm" svg:x2="12.6cm" svg:y2="5.2cm">
          <text:p/>
        </draw:line>
        <draw:line draw:style-name="gr11" draw:text-style-name="P1" draw:layer="layout" svg:x1="20.8cm" svg:y1="4.4cm" svg:x2="20.8cm" svg:y2="5.4cm">
          <text:p/>
        </draw:line>
        <draw:line draw:style-name="gr11" draw:text-style-name="P1" draw:layer="layout" svg:x1="12.8cm" svg:y1="7cm" svg:x2="12.8cm" svg:y2="8cm">
          <text:p/>
        </draw:line>
        <draw:line draw:style-name="gr11" draw:text-style-name="P1" draw:layer="layout" svg:x1="21.2cm" svg:y1="7cm" svg:x2="21.2cm" svg:y2="8cm">
          <text:p/>
        </draw:line>
        <draw:line draw:style-name="gr11" draw:text-style-name="P1" draw:layer="layout" svg:x1="13cm" svg:y1="9.4cm" svg:x2="15.4cm" svg:y2="10.4cm">
          <text:p/>
        </draw:line>
        <draw:line draw:style-name="gr11" draw:text-style-name="P1" draw:layer="layout" svg:x1="21.2cm" svg:y1="9.2cm" svg:x2="18.2cm" svg:y2="10.4cm">
          <text:p/>
        </draw:line>
        <draw:frame draw:style-name="gr20" draw:text-style-name="P8" draw:layer="layout" svg:width="2.6cm" svg:height="0.64cm" svg:x="15cm" svg:y="12.6cm">
          <draw:text-box>
            <text:p text:style-name="P5">Draw</text:p>
          </draw:text-box>
        </draw:frame>
        <draw:custom-shape draw:style-name="gr15" draw:text-style-name="P7" draw:layer="layout" svg:width="5cm" svg:height="1.4cm" svg:x="14cm" svg:y="13.8cm">
          <text:list text:style-name="L1">
            <text:list-item>
              <text:p text:style-name="P7">Remove both Pokemon from lists</text:p>
            </text:list-item>
            <text:list-item>
              <text:p text:style-name="P7">Add both Pokemon to Draw list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8cm" svg:y1="12.2cm" svg:x2="16.8cm" svg:y2="13.8cm">
          <text:p/>
        </draw:line>
        <draw:frame draw:style-name="gr21" draw:text-style-name="P8" draw:layer="layout" svg:width="0.891cm" svg:height="0.64cm" svg:x="4.9cm" svg:y="16.16cm">
          <draw:text-box>
            <text:p text:style-name="P8">no</text:p>
          </draw:text-box>
        </draw:frame>
        <draw:custom-shape draw:style-name="gr16" draw:text-style-name="P5" draw:layer="layout" svg:width="4cm" svg:height="2.8cm" svg:x="14.6cm" svg:y="16.4cm">
          <text:p text:style-name="P5">Who led previous r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9" draw:layer="layout" svg:width="1.247cm" svg:height="0.64cm" svg:x="13.8cm" svg:y="19.2cm">
          <draw:text-box>
            <text:p text:style-name="P9"><text:span text:style-name="T4">User</text:span></text:p>
          </draw:text-box>
        </draw:frame>
        <draw:frame draw:style-name="gr19" draw:text-style-name="P8" draw:layer="layout" svg:width="2.051cm" svg:height="0.64cm" svg:x="17.8cm" svg:y="19.2cm">
          <draw:text-box>
            <text:p text:style-name="P8">Computer</text:p>
          </draw:text-box>
        </draw:frame>
        <draw:line draw:style-name="gr10" draw:text-style-name="P1" draw:layer="layout" svg:x1="16cm" svg:y1="18.8cm" svg:x2="14cm" svg:y2="20.6cm">
          <text:p/>
        </draw:line>
        <draw:line draw:style-name="gr10" draw:text-style-name="P1" draw:layer="layout" svg:x1="17.2cm" svg:y1="18.8cm" svg:x2="18.8cm" svg:y2="20.6cm">
          <text:p/>
        </draw:line>
        <draw:line draw:style-name="gr10" draw:text-style-name="P1" draw:layer="layout" svg:x1="14cm" svg:y1="20.6cm" svg:x2="4cm" svg:y2="20.6cm">
          <text:p/>
        </draw:line>
        <draw:line draw:style-name="gr10" draw:text-style-name="P1" draw:layer="layout" svg:x1="4cm" svg:y1="20.6cm" svg:x2="4cm" svg:y2="3.4cm">
          <text:p/>
        </draw:line>
        <draw:line draw:style-name="gr11" draw:text-style-name="P1" draw:layer="layout" svg:x1="4cm" svg:y1="3.4cm" svg:x2="11.6cm" svg:y2="3.4cm">
          <text:p/>
        </draw:line>
        <draw:line draw:style-name="gr10" draw:text-style-name="P1" draw:layer="layout" svg:x1="18.8cm" svg:y1="20.6cm" svg:x2="27.4cm" svg:y2="20.6cm">
          <text:p/>
        </draw:line>
        <draw:line draw:style-name="gr10" draw:text-style-name="P1" draw:layer="layout" svg:x1="27.4cm" svg:y1="20.6cm" svg:x2="27.4cm" svg:y2="3.4cm">
          <text:p/>
        </draw:line>
        <draw:line draw:style-name="gr11" draw:text-style-name="P1" draw:layer="layout" svg:x1="27.4cm" svg:y1="3.4cm" svg:x2="22cm" svg:y2="3.4cm">
          <text:p/>
        </draw:line>
        <draw:line draw:style-name="gr11" draw:text-style-name="P1" draw:layer="layout" svg:x1="16.6cm" svg:y1="15.2cm" svg:x2="16.6cm" svg:y2="16.4cm">
          <text:p/>
        </draw:line>
        <draw:line draw:style-name="gr11" draw:text-style-name="P1" draw:layer="layout" svg:x1="3.6cm" svg:y1="1.5cm" svg:x2="4.7cm" svg:y2="1.5cm">
          <text:p/>
        </draw:line>
        <draw:line draw:style-name="gr11" draw:text-style-name="P1" draw:layer="layout" svg:x1="8.2cm" svg:y1="1.6cm" svg:x2="9.4cm" svg:y2="1.6cm">
          <text:p/>
        </draw:line>
        <draw:line draw:style-name="gr11" draw:text-style-name="P1" draw:layer="layout" svg:x1="12.6cm" svg:y1="2.3cm" svg:x2="12.6cm" svg:y2="3.4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47M7S</meta:editing-duration>
    <meta:editing-cycles>31</meta:editing-cycles>
    <meta:generator>OpenOffice/4.1.7$Win32 OpenOffice.org_project/417m1$Build-9800</meta:generator>
    <dc:date>2022-04-23T22:07:09.91</dc:date>
    <dc:creator>Sarah Behan</dc:creator>
    <meta:document-statistic meta:object-count="122"/>
  </office:meta>
</office:document-meta>
</file>